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28in"/>
    </style:style>
    <style:style style:name="co2" style:family="table-column">
      <style:table-column-properties fo:break-before="auto" style:column-width="0.4173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>
            <text:p>state</text:p>
          </table:table-cell>
          <table:table-cell office:value-type="string">
            <text:p>coil1</text:p>
          </table:table-cell>
          <table:table-cell office:value-type="string">
            <text:p>coil2</text:p>
          </table:table-cell>
          <table:table-cell office:value-type="string">
            <text:p>coil3</text:p>
          </table:table-cell>
          <table:table-cell office:value-type="string">
            <text:p>coil4</text:p>
          </table:table-cell>
          <table:table-cell>
            <draw:frame table:end-cell-address="Sheet1.N16" table:end-x="0.7992in" table:end-y="0.1354in" draw:z-index="0" draw:style-name="gr1" svg:width="7.8713in" svg:height="2.7504in" svg:x="0.0402in" svg:y="0.0417in">
              <draw:object draw:notify-on-update-of-ranges="Sheet1.A1:Sheet1.A1 Sheet1.A2:Sheet1.A521 Sheet1.B1:Sheet1.B1 Sheet1.B2:Sheet1.B521 Sheet1.A1:Sheet1.A1 Sheet1.A2:Sheet1.A521 Sheet1.C1:Sheet1.C1 Sheet1.C2:Sheet1.C521 Sheet1.A1:Sheet1.A1 Sheet1.A2:Sheet1.A521 Sheet1.D1:Sheet1.D1 Sheet1.D2:Sheet1.D521 Sheet1.A1:Sheet1.A1 Sheet1.A2:Sheet1.A521 Sheet1.E1:Sheet1.E1 Sheet1.E2:Sheet1.E5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">
            <text:p>252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9">
            <text:p>249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7">
            <text:p>247</text:p>
          </table:table-cell>
          <table:table-cell office:value-type="float" office:value="148">
            <text:p>14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5">
            <text:p>245</text:p>
          </table:table-cell>
          <table:table-cell office:value-type="float" office:value="158">
            <text:p>15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2">
            <text:p>242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9">
            <text:p>239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6">
            <text:p>236</text:p>
          </table:table-cell>
          <table:table-cell office:value-type="float" office:value="185">
            <text:p>18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3">
            <text:p>233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29">
            <text:p>229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5">
            <text:p>225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21">
            <text:p>221</text:p>
          </table:table-cell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10">
            <text:p>210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5">
            <text:p>205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9">
            <text:p>199</text:p>
          </table:table-cell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2">
            <text:p>192</text:p>
          </table:table-cell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5">
            <text:p>185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7">
            <text:p>177</text:p>
          </table:table-cell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8">
            <text:p>168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8">
            <text:p>158</text:p>
          </table:table-cell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8">
            <text:p>148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6">
            <text:p>136</text:p>
          </table:table-cell>
          <table:table-cell office:value-type="float" office:value="249">
            <text:p>24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6">
            <text:p>106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6">
            <text:p>86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number-columns-repeated="2" office:value-type="float" office:value="216">
            <text:p>21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22">
            <text:p>122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136">
            <text:p>136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148">
            <text:p>148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158">
            <text:p>158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168">
            <text:p>168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177">
            <text:p>17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185">
            <text:p>185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number-columns-repeated="3" office:value-type="float" office:value="0">
            <text:p>0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number-columns-repeated="3" office:value-type="float" office:value="0">
            <text:p>0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48">
            <text:p>148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58">
            <text:p>158</text:p>
          </table:table-cell>
          <table:table-cell table:number-columns-repeated="2" office:value-type="float" office:value="0">
            <text:p>0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85">
            <text:p>185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185">
            <text:p>185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  <table:table-cell office:value-type="float" office:value="177">
            <text:p>177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 office:value-type="float" office:value="158">
            <text:p>158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148">
            <text:p>148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49">
            <text:p>249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54">
            <text:p>25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53">
            <text:p>253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52">
            <text:p>252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50">
            <text:p>25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49">
            <text:p>249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47">
            <text:p>247</text:p>
          </table:table-cell>
          <table:table-cell office:value-type="float" office:value="148">
            <text:p>14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45">
            <text:p>245</text:p>
          </table:table-cell>
          <table:table-cell office:value-type="float" office:value="158">
            <text:p>15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42">
            <text:p>242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39">
            <text:p>239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36">
            <text:p>236</text:p>
          </table:table-cell>
          <table:table-cell office:value-type="float" office:value="185">
            <text:p>18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33">
            <text:p>233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29">
            <text:p>229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25">
            <text:p>225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21">
            <text:p>221</text:p>
          </table:table-cell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table:number-columns-repeated="2"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10">
            <text:p>210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05">
            <text:p>205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99">
            <text:p>199</text:p>
          </table:table-cell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92">
            <text:p>192</text:p>
          </table:table-cell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85">
            <text:p>185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77">
            <text:p>177</text:p>
          </table:table-cell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68">
            <text:p>168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36">
            <text:p>136</text:p>
          </table:table-cell>
          <table:table-cell office:value-type="float" office:value="249">
            <text:p>24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06">
            <text:p>106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86">
            <text:p>86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59">
            <text:p>59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table:number-columns-repeated="2" office:value-type="float" office:value="216">
            <text:p>21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table:number-columns-repeated="2"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22">
            <text:p>122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136">
            <text:p>136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148">
            <text:p>148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158">
            <text:p>158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168">
            <text:p>168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177">
            <text:p>177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185">
            <text:p>185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table:number-columns-repeated="2"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table:number-columns-repeated="2"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table:number-columns-repeated="3" office:value-type="float" office:value="0">
            <text:p>0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table:number-columns-repeated="3" office:value-type="float" office:value="0">
            <text:p>0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48">
            <text:p>148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58">
            <text:p>158</text:p>
          </table:table-cell>
          <table:table-cell table:number-columns-repeated="2" office:value-type="float" office:value="0">
            <text:p>0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85">
            <text:p>185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185">
            <text:p>185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  <table:table-cell office:value-type="float" office:value="177">
            <text:p>177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 office:value-type="float" office:value="158">
            <text:p>158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148">
            <text:p>148</text:p>
          </table:table-cell>
          <table:table-cell/>
        </table:table-row>
        <table:table-row table:style-name="ro1">
          <table:table-cell table:number-columns-repeated="2" office:value-type="float" office:value="249">
            <text:p>249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/>
        </table:table-row>
        <table:table-row table:style-name="ro1">
          <table:table-cell table:number-columns-repeated="2"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table:number-columns-repeated="2" office:value-type="float" office:value="254">
            <text:p>25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">
            <text:p>252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">
            <text:p>252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254">
            <text:p>25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106">
            <text:p>106</text:p>
          </table:table-cell>
          <table:table-cell/>
        </table:table-row>
        <table:table-row table:style-name="ro1">
          <table:table-cell table:number-columns-repeated="2"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/>
        </table:table-row>
        <table:table-row table:style-name="ro1">
          <table:table-cell table:number-columns-repeated="2" office:value-type="float" office:value="249">
            <text:p>249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148">
            <text:p>148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 office:value-type="float" office:value="158">
            <text:p>158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  <table:table-cell office:value-type="float" office:value="177">
            <text:p>177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185">
            <text:p>185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85">
            <text:p>185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58">
            <text:p>158</text:p>
          </table:table-cell>
          <table:table-cell table:number-columns-repeated="2" office:value-type="float" office:value="0">
            <text:p>0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48">
            <text:p>148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table:number-columns-repeated="3" office:value-type="float" office:value="0">
            <text:p>0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table:number-columns-repeated="3" office:value-type="float" office:value="0">
            <text:p>0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table:number-columns-repeated="2"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table:number-columns-repeated="2"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table:number-columns-repeated="2"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table:number-columns-repeated="2"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185">
            <text:p>185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177">
            <text:p>177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168">
            <text:p>168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158">
            <text:p>158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148">
            <text:p>148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136">
            <text:p>136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22">
            <text:p>122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table:number-columns-repeated="2"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table:number-columns-repeated="2" office:value-type="float" office:value="216">
            <text:p>21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59">
            <text:p>59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86">
            <text:p>86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06">
            <text:p>106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36">
            <text:p>136</text:p>
          </table:table-cell>
          <table:table-cell office:value-type="float" office:value="249">
            <text:p>24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48">
            <text:p>148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58">
            <text:p>158</text:p>
          </table:table-cell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68">
            <text:p>168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77">
            <text:p>177</text:p>
          </table:table-cell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85">
            <text:p>185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92">
            <text:p>192</text:p>
          </table:table-cell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99">
            <text:p>199</text:p>
          </table:table-cell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05">
            <text:p>205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10">
            <text:p>210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table:number-columns-repeated="2"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21">
            <text:p>221</text:p>
          </table:table-cell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25">
            <text:p>225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29">
            <text:p>229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33">
            <text:p>233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36">
            <text:p>236</text:p>
          </table:table-cell>
          <table:table-cell office:value-type="float" office:value="185">
            <text:p>18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39">
            <text:p>239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42">
            <text:p>242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45">
            <text:p>245</text:p>
          </table:table-cell>
          <table:table-cell office:value-type="float" office:value="158">
            <text:p>15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47">
            <text:p>247</text:p>
          </table:table-cell>
          <table:table-cell office:value-type="float" office:value="148">
            <text:p>14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49">
            <text:p>249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50">
            <text:p>25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52">
            <text:p>252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53">
            <text:p>253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55">
            <text:p>25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54">
            <text:p>25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49">
            <text:p>249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148">
            <text:p>148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 office:value-type="float" office:value="158">
            <text:p>158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  <table:table-cell office:value-type="float" office:value="177">
            <text:p>177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185">
            <text:p>185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85">
            <text:p>185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58">
            <text:p>158</text:p>
          </table:table-cell>
          <table:table-cell table:number-columns-repeated="2" office:value-type="float" office:value="0">
            <text:p>0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48">
            <text:p>148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number-columns-repeated="3" office:value-type="float" office:value="0">
            <text:p>0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number-columns-repeated="3" office:value-type="float" office:value="0">
            <text:p>0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185">
            <text:p>18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177">
            <text:p>177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168">
            <text:p>168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158">
            <text:p>158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148">
            <text:p>148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136">
            <text:p>136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22">
            <text:p>122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number-columns-repeated="2" office:value-type="float" office:value="216">
            <text:p>21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6">
            <text:p>86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6">
            <text:p>106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6">
            <text:p>136</text:p>
          </table:table-cell>
          <table:table-cell office:value-type="float" office:value="249">
            <text:p>24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8">
            <text:p>148</text:p>
          </table:table-cell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8">
            <text:p>158</text:p>
          </table:table-cell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8">
            <text:p>168</text:p>
          </table:table-cell>
          <table:table-cell office:value-type="float" office:value="242">
            <text:p>24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7">
            <text:p>177</text:p>
          </table:table-cell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5">
            <text:p>185</text:p>
          </table:table-cell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2">
            <text:p>192</text:p>
          </table:table-cell>
          <table:table-cell office:value-type="float" office:value="233">
            <text:p>23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9">
            <text:p>199</text:p>
          </table:table-cell>
          <table:table-cell office:value-type="float" office:value="229">
            <text:p>22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5">
            <text:p>205</text:p>
          </table:table-cell>
          <table:table-cell office:value-type="float" office:value="225">
            <text:p>2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10">
            <text:p>210</text:p>
          </table:table-cell>
          <table:table-cell office:value-type="float" office:value="221">
            <text:p>22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21">
            <text:p>221</text:p>
          </table:table-cell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5">
            <text:p>225</text:p>
          </table:table-cell>
          <table:table-cell office:value-type="float" office:value="205">
            <text:p>20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29">
            <text:p>229</text:p>
          </table:table-cell>
          <table:table-cell office:value-type="float" office:value="199">
            <text:p>19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3">
            <text:p>233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6">
            <text:p>236</text:p>
          </table:table-cell>
          <table:table-cell office:value-type="float" office:value="185">
            <text:p>18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9">
            <text:p>239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2">
            <text:p>242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5">
            <text:p>245</text:p>
          </table:table-cell>
          <table:table-cell office:value-type="float" office:value="158">
            <text:p>15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7">
            <text:p>247</text:p>
          </table:table-cell>
          <table:table-cell office:value-type="float" office:value="148">
            <text:p>14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9">
            <text:p>249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">
            <text:p>252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number-columns-repeated="3"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5">03/25/2012</text:date>, <text:time>22:1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25T22:17:55</dc:date>
    <dc:creator>chaz </dc:creator>
    <meta:document-statistic meta:table-count="1" meta:cell-count="2605" meta:object-count="1"/>
    <meta:generator>OpenOffice.org/3.2$Linu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994cm" svg:height="6.987cm" xlink:href=".." chart:class="chart:scatter" chart:style-name="ch1">
        <chart:legend chart:legend-position="end" svg:x="18.31cm" svg:y="2.649cm" chart:style-name="ch2"/>
        <chart:plot-area chart:style-name="ch3" table:cell-range-address="Sheet1.A1:Sheet1.E521" chart:data-source-has-labels="row" svg:x="0.399cm" svg:y="0.139cm" svg:width="17.513cm" svg:height="6.5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21" chart:label-cell-address="Sheet1.B1:Sheet1.B1" chart:class="chart:scatter">
            <chart:domain table:cell-range-address="Sheet1.A2:Sheet1.A521"/>
            <chart:data-point chart:repeated="520"/>
          </chart:series>
          <chart:series chart:style-name="ch7" chart:values-cell-range-address="Sheet1.C2:Sheet1.C521" chart:label-cell-address="Sheet1.C1:Sheet1.C1" chart:class="chart:scatter">
            <chart:data-point chart:repeated="520"/>
          </chart:series>
          <chart:series chart:style-name="ch8" chart:values-cell-range-address="Sheet1.D2:Sheet1.D521" chart:label-cell-address="Sheet1.D1:Sheet1.D1" chart:class="chart:scatter">
            <chart:data-point chart:repeated="520"/>
          </chart:series>
          <chart:series chart:style-name="ch9" chart:values-cell-range-address="Sheet1.E2:Sheet1.E521" chart:label-cell-address="Sheet1.E1:Sheet1.E1" chart:class="chart:scatter">
            <chart:data-point chart:repeated="5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:Sheet1.B1">coil1</text:p>
              </table:table-cell>
              <table:table-cell office:value-type="string">
                <text:p text:id="Sheet1.C1:Sheet1.C1">coil2</text:p>
              </table:table-cell>
              <table:table-cell office:value-type="string">
                <text:p text:id="Sheet1.D1:Sheet1.D1">coil3</text:p>
              </table:table-cell>
              <table:table-cell office:value-type="string">
                <text:p text:id="Sheet1.E1:Sheet1.E1">coil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1.A2:Sheet1.A521">1</text:p>
              </table:table-cell>
              <table:table-cell office:value-type="float" office:value="254">
                <text:p text:id="Sheet1.B2:Sheet1.B521">254</text:p>
              </table:table-cell>
              <table:table-cell office:value-type="float" office:value="59">
                <text:p text:id="Sheet1.C2:Sheet1.C521">59</text:p>
              </table:table-cell>
              <table:table-cell office:value-type="float" office:value="0">
                <text:p text:id="Sheet1.D2:Sheet1.D521">0</text:p>
              </table:table-cell>
              <table:table-cell office:value-type="float" office:value="0">
                <text:p text:id="Sheet1.E2:Sheet1.E521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3">
                <text:p>253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52">
                <text:p>252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49">
                <text:p>249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47">
                <text:p>247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45">
                <text:p>245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42">
                <text:p>24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39">
                <text:p>239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36">
                <text:p>23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33">
                <text:p>23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29">
                <text:p>22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25">
                <text:p>22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21">
                <text:p>22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05">
                <text:p>205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99">
                <text:p>199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2">
                <text:p>192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5">
                <text:p>185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77">
                <text:p>177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68">
                <text:p>168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8">
                <text:p>158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48">
                <text:p>1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36">
                <text:p>136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6">
                <text:p>86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9">
                <text:p>59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85">
                <text:p>185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5">
                <text:p>18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53">
                <text:p>253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52">
                <text:p>252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50">
                <text:p>25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49">
                <text:p>249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47">
                <text:p>247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45">
                <text:p>245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42">
                <text:p>24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39">
                <text:p>239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36">
                <text:p>23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33">
                <text:p>23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29">
                <text:p>22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25">
                <text:p>22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21">
                <text:p>22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05">
                <text:p>205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99">
                <text:p>199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92">
                <text:p>192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85">
                <text:p>185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77">
                <text:p>177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68">
                <text:p>168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58">
                <text:p>158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48">
                <text:p>1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36">
                <text:p>136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06">
                <text:p>106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86">
                <text:p>86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59">
                <text:p>59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85">
                <text:p>185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5">
                <text:p>18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">
                <text:p>1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  <table:table-cell office:value-type="float" office:value="253">
                <text:p>253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">
                <text:p>3</text:p>
              </table:table-cell>
              <table:table-cell office:value-type="float" office:value="252">
                <text:p>252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">
                <text:p>3</text:p>
              </table:table-cell>
              <table:table-cell office:value-type="float" office:value="252">
                <text:p>252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">
                <text:p>2</text:p>
              </table:table-cell>
              <table:table-cell office:value-type="float" office:value="253">
                <text:p>253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3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2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1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9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8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7">
                <text:p>247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6">
                <text:p>246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5">
                <text:p>245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4">
                <text:p>244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3">
                <text:p>243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42">
                <text:p>242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41">
                <text:p>241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40">
                <text:p>240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39">
                <text:p>239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38">
                <text:p>238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37">
                <text:p>237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36">
                <text:p>236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35">
                <text:p>235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34">
                <text:p>234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33">
                <text:p>233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32">
                <text:p>23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31">
                <text:p>231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30">
                <text:p>230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29">
                <text:p>229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28">
                <text:p>228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27">
                <text:p>227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26">
                <text:p>226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25">
                <text:p>225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5">
                <text:p>18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85">
                <text:p>185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7">
                <text:p>157</text:p>
              </table:table-cell>
              <table:table-cell office:value-type="float" office:value="59">
                <text:p>59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6">
                <text:p>156</text:p>
              </table:table-cell>
              <table:table-cell office:value-type="float" office:value="86">
                <text:p>86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5">
                <text:p>155</text:p>
              </table:table-cell>
              <table:table-cell office:value-type="float" office:value="106">
                <text:p>106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4">
                <text:p>154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3">
                <text:p>153</text:p>
              </table:table-cell>
              <table:table-cell office:value-type="float" office:value="136">
                <text:p>136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52">
                <text:p>152</text:p>
              </table:table-cell>
              <table:table-cell office:value-type="float" office:value="148">
                <text:p>1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1">
                <text:p>151</text:p>
              </table:table-cell>
              <table:table-cell office:value-type="float" office:value="158">
                <text:p>158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0">
                <text:p>150</text:p>
              </table:table-cell>
              <table:table-cell office:value-type="float" office:value="168">
                <text:p>168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9">
                <text:p>149</text:p>
              </table:table-cell>
              <table:table-cell office:value-type="float" office:value="177">
                <text:p>177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8">
                <text:p>148</text:p>
              </table:table-cell>
              <table:table-cell office:value-type="float" office:value="185">
                <text:p>185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7">
                <text:p>147</text:p>
              </table:table-cell>
              <table:table-cell office:value-type="float" office:value="192">
                <text:p>192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6">
                <text:p>146</text:p>
              </table:table-cell>
              <table:table-cell office:value-type="float" office:value="199">
                <text:p>199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5">
                <text:p>145</text:p>
              </table:table-cell>
              <table:table-cell office:value-type="float" office:value="205">
                <text:p>205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4">
                <text:p>144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3">
                <text:p>143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2">
                <text:p>142</text:p>
              </table:table-cell>
              <table:table-cell office:value-type="float" office:value="221">
                <text:p>22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1">
                <text:p>141</text:p>
              </table:table-cell>
              <table:table-cell office:value-type="float" office:value="225">
                <text:p>22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0">
                <text:p>140</text:p>
              </table:table-cell>
              <table:table-cell office:value-type="float" office:value="229">
                <text:p>22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9">
                <text:p>139</text:p>
              </table:table-cell>
              <table:table-cell office:value-type="float" office:value="233">
                <text:p>23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38">
                <text:p>138</text:p>
              </table:table-cell>
              <table:table-cell office:value-type="float" office:value="236">
                <text:p>23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37">
                <text:p>137</text:p>
              </table:table-cell>
              <table:table-cell office:value-type="float" office:value="239">
                <text:p>239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6">
                <text:p>136</text:p>
              </table:table-cell>
              <table:table-cell office:value-type="float" office:value="242">
                <text:p>24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35">
                <text:p>135</text:p>
              </table:table-cell>
              <table:table-cell office:value-type="float" office:value="245">
                <text:p>245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34">
                <text:p>134</text:p>
              </table:table-cell>
              <table:table-cell office:value-type="float" office:value="247">
                <text:p>247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3">
                <text:p>133</text:p>
              </table:table-cell>
              <table:table-cell office:value-type="float" office:value="249">
                <text:p>249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2">
                <text:p>132</text:p>
              </table:table-cell>
              <table:table-cell office:value-type="float" office:value="250">
                <text:p>25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1">
                <text:p>131</text:p>
              </table:table-cell>
              <table:table-cell office:value-type="float" office:value="252">
                <text:p>252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0">
                <text:p>130</text:p>
              </table:table-cell>
              <table:table-cell office:value-type="float" office:value="253">
                <text:p>253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8">
                <text:p>128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7">
                <text:p>127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6">
                <text:p>126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25">
                <text:p>12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4">
                <text:p>124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23">
                <text:p>12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1">
                <text:p>121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20">
                <text:p>120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9">
                <text:p>119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8">
                <text:p>118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7">
                <text:p>117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6">
                <text:p>116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5">
                <text:p>115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4">
                <text:p>114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3">
                <text:p>113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2">
                <text:p>112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1">
                <text:p>111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0">
                <text:p>11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9">
                <text:p>109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8">
                <text:p>108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7">
                <text:p>107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6">
                <text:p>10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5">
                <text:p>105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4">
                <text:p>104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3">
                <text:p>103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2">
                <text:p>102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1">
                <text:p>101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0">
                <text:p>10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9">
                <text:p>99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8">
                <text:p>98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7">
                <text:p>97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5">
                <text:p>18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06">
                <text:p>106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58">
                <text:p>158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85">
                <text:p>185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99">
                <text:p>199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25">
                <text:p>22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249">
                <text:p>249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53">
                <text:p>253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9">
                <text:p>29</text:p>
              </table:table-cell>
              <table:table-cell office:value-type="float" office:value="59">
                <text:p>59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8">
                <text:p>28</text:p>
              </table:table-cell>
              <table:table-cell office:value-type="float" office:value="86">
                <text:p>86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7">
                <text:p>27</text:p>
              </table:table-cell>
              <table:table-cell office:value-type="float" office:value="106">
                <text:p>106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6">
                <text:p>26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5">
                <text:p>25</text:p>
              </table:table-cell>
              <table:table-cell office:value-type="float" office:value="136">
                <text:p>136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">
                <text:p>24</text:p>
              </table:table-cell>
              <table:table-cell office:value-type="float" office:value="148">
                <text:p>1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3">
                <text:p>23</text:p>
              </table:table-cell>
              <table:table-cell office:value-type="float" office:value="158">
                <text:p>158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2">
                <text:p>22</text:p>
              </table:table-cell>
              <table:table-cell office:value-type="float" office:value="168">
                <text:p>168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1">
                <text:p>21</text:p>
              </table:table-cell>
              <table:table-cell office:value-type="float" office:value="177">
                <text:p>177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0">
                <text:p>20</text:p>
              </table:table-cell>
              <table:table-cell office:value-type="float" office:value="185">
                <text:p>185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9">
                <text:p>19</text:p>
              </table:table-cell>
              <table:table-cell office:value-type="float" office:value="192">
                <text:p>192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8">
                <text:p>18</text:p>
              </table:table-cell>
              <table:table-cell office:value-type="float" office:value="199">
                <text:p>199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7">
                <text:p>17</text:p>
              </table:table-cell>
              <table:table-cell office:value-type="float" office:value="205">
                <text:p>205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">
                <text:p>16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5">
                <text:p>15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">
                <text:p>14</text:p>
              </table:table-cell>
              <table:table-cell office:value-type="float" office:value="221">
                <text:p>22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3">
                <text:p>13</text:p>
              </table:table-cell>
              <table:table-cell office:value-type="float" office:value="225">
                <text:p>22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">
                <text:p>12</text:p>
              </table:table-cell>
              <table:table-cell office:value-type="float" office:value="229">
                <text:p>22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">
                <text:p>11</text:p>
              </table:table-cell>
              <table:table-cell office:value-type="float" office:value="233">
                <text:p>23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">
                <text:p>10</text:p>
              </table:table-cell>
              <table:table-cell office:value-type="float" office:value="236">
                <text:p>23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">
                <text:p>9</text:p>
              </table:table-cell>
              <table:table-cell office:value-type="float" office:value="239">
                <text:p>239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">
                <text:p>8</text:p>
              </table:table-cell>
              <table:table-cell office:value-type="float" office:value="242">
                <text:p>242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">
                <text:p>7</text:p>
              </table:table-cell>
              <table:table-cell office:value-type="float" office:value="245">
                <text:p>245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">
                <text:p>6</text:p>
              </table:table-cell>
              <table:table-cell office:value-type="float" office:value="247">
                <text:p>247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">
                <text:p>5</text:p>
              </table:table-cell>
              <table:table-cell office:value-type="float" office:value="249">
                <text:p>249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">
                <text:p>3</text:p>
              </table:table-cell>
              <table:table-cell office:value-type="float" office:value="252">
                <text:p>252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">
                <text:p>2</text:p>
              </table:table-cell>
              <table:table-cell office:value-type="float" office:value="253">
                <text:p>253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">
                <text:p>1</text:p>
              </table:table-cell>
              <table:table-cell office:value-type="float" office:value="254">
                <text:p>254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